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acb20c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729fcf"/>
    </style:style>
    <style:style style:name="ce1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468a1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  <style:style style:name="ce18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8 BIT KOMUT</text:p>
          </table:table-cell>
          <table:table-cell table:style-name="ce2" office:value-type="string" calcext:value-type="string">
            <text:p>6 BIT REGS</text:p>
          </table:table-cell>
          <table:table-cell table:style-name="ce2" office:value-type="string" calcext:value-type="string">
            <text:p>3 BIT</text:p>
          </table:table-cell>
          <table:table-cell table:style-name="ce2" office:value-type="string" calcext:value-type="string">
            <text:p>15BIT </text:p>
          </table:table-cell>
          <table:table-cell table:style-name="ce2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000_00</text:p>
          </table:table-cell>
          <table:table-cell table:style-name="ce2" office:value-type="string" calcext:value-type="string">
            <text:p>_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16">
            <text:p>REG – RAM</text:p>
          </table:table-cell>
          <table:table-cell table:style-name="ce19" office:value-type="string" calcext:value-type="string">
            <text:p>LOAD</text:p>
          </table:table-cell>
          <table:table-cell table:style-name="ce19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"/>
          <table:table-cell table:style-name="ce1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ozel bitler</text:p>
          </table:table-cell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/>
          <table:table-cell table:style-name="ce23" office:value-type="string" calcext:value-type="string">
            <text:p>Bos =&gt; 0</text:p>
          </table:table-cell>
          <table:table-cell table:style-name="ce25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STR</text:p>
          </table:table-cell>
          <table:table-cell table:style-name="ce19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Sayi =&gt; 1</text:p>
          </table:table-cell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/>
          <table:table-cell table:style-name="ce19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1"/>
          <table:table-cell table:style-name="ce23" office:value-type="string" calcext:value-type="string">
            <text:p>@adr =&gt; 10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"/>
          <table:table-cell table:style-name="ce1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ce23" office:value-type="string" calcext:value-type="string">
            <text:p>@ry =&gt; 11</text:p>
          </table:table-cell>
          <table:table-cell table:style-name="ce27" table:number-columns-repeated="4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 office:value-type="string" calcext:value-type="string">
            <text:p>InterruptOn ITO</text:p>
          </table:table-cell>
          <table:table-cell table:style-name="ce23" office:value-type="string" calcext:value-type="string">
            <text:p>@adr + ry =&gt; 100</text:p>
          </table:table-cell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9" office:value-type="string" calcext:value-type="string">
            <text:p>MOV</text:p>
          </table:table-cell>
          <table:table-cell table:style-name="ce19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35"/>
          <table:table-cell table:style-name="ce21" office:value-type="string" calcext:value-type="string">
            <text:p>InterruptOff ITF</text:p>
          </table:table-cell>
          <table:table-cell table:style-name="ce23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"/>
          <table:table-cell table:style-name="ce16" table:number-columns-repeated="9"/>
          <table:table-cell table:style-name="ce2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PULL</text:p>
          </table:table-cell>
          <table:table-cell table:style-name="ce17" office:value-type="string" calcext:value-type="string">
            <text:p>FlagReg = stack[sp]</text:p>
          </table:table-cell>
          <table:table-cell table:style-name="ce17" office:value-type="string" calcext:value-type="string">
            <text:p>PULL</text:p>
          </table:table-cell>
          <table:table-cell table:style-name="ce17" office:value-type="string" calcext:value-type="string">
            <text:p>0000_1001</text:p>
          </table:table-cell>
          <table:table-cell table:style-name="ce17" office:value-type="string" calcext:value-type="string">
            <text:p>xxxy_yy</text:p>
          </table:table-cell>
          <table:table-cell table:style-name="ce17" office:value-type="string" calcext:value-type="string">
            <text:p>MOV flag,Stack</text:p>
          </table:table-cell>
          <table:table-cell table:style-name="ce17" office:value-type="string" calcext:value-type="string">
            <text:p>MOV ra, st</text:p>
          </table:table-cell>
          <table:table-cell table:style-name="ce17" office:value-type="string" calcext:value-type="string">
            <text:p>PULL ;sayi =&gt; flagReg</text:p>
          </table:table-cell>
          <table:table-cell table:style-name="Default"/>
          <table:table-cell table:style-name="ce2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"/>
          <table:table-cell table:style-name="ce17" table:number-columns-repeated="8"/>
          <table:table-cell table:style-name="Default"/>
          <table:table-cell table:style-name="ce2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PFR</text:p>
          </table:table-cell>
          <table:table-cell table:style-name="ce17" office:value-type="string" calcext:value-type="string">
            <text:p>stack[sp] = flagReg; sp++</text:p>
          </table:table-cell>
          <table:table-cell table:style-name="ce17" office:value-type="string" calcext:value-type="string">
            <text:p>PFR</text:p>
          </table:table-cell>
          <table:table-cell table:style-name="ce17" office:value-type="string" calcext:value-type="string">
            <text:p>0000_1010</text:p>
          </table:table-cell>
          <table:table-cell table:style-name="ce17" office:value-type="string" calcext:value-type="string">
            <text:p>xxxy_yy</text:p>
          </table:table-cell>
          <table:table-cell table:style-name="ce17" office:value-type="string" calcext:value-type="string">
            <text:p>MOV stack, flag</text:p>
          </table:table-cell>
          <table:table-cell table:style-name="ce17" office:value-type="string" calcext:value-type="string">
            <text:p>MOV st, ra</text:p>
          </table:table-cell>
          <table:table-cell table:style-name="ce17" office:value-type="string" calcext:value-type="string">
            <text:p>PFR ;Push flag reg =&gt; stack</text:p>
          </table:table-cell>
          <table:table-cell table:style-name="Default"/>
          <table:table-cell table:style-name="ce2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table:number-columns-repeated="8"/>
          <table:table-cell table:style-name="Default"/>
          <table:table-cell table:style-name="ce2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"/>
          <table:table-cell table:style-name="ce17" office:value-type="string" calcext:value-type="string">
            <text:p>SFR</text:p>
          </table:table-cell>
          <table:table-cell table:style-name="ce17" office:value-type="string" calcext:value-type="string">
            <text:p>FlagReg = 0</text:p>
          </table:table-cell>
          <table:table-cell table:style-name="ce17" office:value-type="string" calcext:value-type="string">
            <text:p>CLF</text:p>
          </table:table-cell>
          <table:table-cell table:style-name="ce17" office:value-type="string" calcext:value-type="string">
            <text:p>0000_1011</text:p>
          </table:table-cell>
          <table:table-cell table:style-name="ce17" office:value-type="string" calcext:value-type="string">
            <text:p>000x_xx</text:p>
          </table:table-cell>
          <table:table-cell table:style-name="ce17" office:value-type="string" calcext:value-type="string">
            <text:p>MOV flag,0</text:p>
          </table:table-cell>
          <table:table-cell table:style-name="ce17" office:value-type="string" calcext:value-type="string">
            <text:p>MOV ra, 0x0f</text:p>
          </table:table-cell>
          <table:table-cell table:style-name="ce17" office:value-type="string" calcext:value-type="string">
            <text:p>clear flags</text:p>
          </table:table-cell>
          <table:table-cell table:style-name="Default"/>
          <table:table-cell table:style-name="ce2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4" table:number-columns-repeated="10"/>
          <table:table-cell table:style-name="ce2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 table:number-columns-spanned="1" table:number-rows-spanned="39">
            <text:p>ALU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2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MUL</text:p>
          </table:table-cell>
          <table:table-cell table:style-name="ce19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DIV</text:p>
          </table:table-cell>
          <table:table-cell table:style-name="ce19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1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1"/>
          <table:table-cell table:style-name="ce1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15" table:formula="of:=DEC2BIN([.L46])" office:value-type="string" office:string-value="1" calcext:value-type="string">
            <text:p>1</text:p>
          </table:table-cell>
          <table:table-cell table:style-name="ce1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15" table:formula="of:=DEC2BIN([.L47])" office:value-type="string" office:string-value="10" calcext:value-type="string">
            <text:p>10</text:p>
          </table:table-cell>
          <table:table-cell table:style-name="ce1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15" table:formula="of:=DEC2BIN([.L48])" office:value-type="string" office:string-value="11" calcext:value-type="string">
            <text:p>11</text:p>
          </table:table-cell>
          <table:table-cell table:style-name="ce28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15" table:formula="of:=DEC2BIN([.L49])" office:value-type="string" office:string-value="100" calcext:value-type="string">
            <text:p>100</text:p>
          </table:table-cell>
          <table:table-cell table:style-name="ce28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OR</text:p>
          </table:table-cell>
          <table:table-cell table:style-name="ce19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15" table:formula="of:=DEC2BIN([.L50])" office:value-type="string" office:string-value="101" calcext:value-type="string">
            <text:p>101</text:p>
          </table:table-cell>
          <table:table-cell table:style-name="ce28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15" table:formula="of:=DEC2BIN([.L51])" office:value-type="string" office:string-value="110" calcext:value-type="string">
            <text:p>110</text:p>
          </table:table-cell>
          <table:table-cell table:style-name="ce28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15" table:formula="of:=DEC2BIN([.L52])" office:value-type="string" office:string-value="111" calcext:value-type="string">
            <text:p>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15" table:formula="of:=DEC2BIN([.L53])" office:value-type="string" office:string-value="1000" calcext:value-type="string">
            <text:p>1000</text:p>
          </table:table-cell>
          <table:table-cell table:style-name="ce1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NOT</text:p>
          </table:table-cell>
          <table:table-cell table:style-name="ce19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15" table:formula="of:=DEC2BIN([.L54])" office:value-type="string" office:string-value="1001" calcext:value-type="string">
            <text:p>1001</text:p>
          </table:table-cell>
          <table:table-cell table:style-name="ce2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15" table:formula="of:=DEC2BIN([.L55])" office:value-type="string" office:string-value="1010" calcext:value-type="string">
            <text:p>1010</text:p>
          </table:table-cell>
          <table:table-cell table:style-name="ce2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CMP</text:p>
          </table:table-cell>
          <table:table-cell table:style-name="ce19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35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15" table:formula="of:=DEC2BIN([.L56])" office:value-type="string" office:string-value="1011" calcext:value-type="string">
            <text:p>1011</text:p>
          </table:table-cell>
          <table:table-cell table:style-name="ce2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15" table:formula="of:=DEC2BIN([.L57])" office:value-type="string" office:string-value="1100" calcext:value-type="string">
            <text:p>1100</text:p>
          </table:table-cell>
          <table:table-cell table:style-name="ce2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/>
          <table:table-cell table:style-name="ce19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15" table:formula="of:=DEC2BIN([.L58])" office:value-type="string" office:string-value="1101" calcext:value-type="string">
            <text:p>11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15" table:formula="of:=DEC2BIN([.L59])" office:value-type="string" office:string-value="1110" calcext:value-type="string">
            <text:p>11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HL</text:p>
          </table:table-cell>
          <table:table-cell table:style-name="ce19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15" table:formula="of:=DEC2BIN([.L60])" office:value-type="string" office:string-value="1111" calcext:value-type="string">
            <text:p>1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6" table:number-columns-repeated="5"/>
          <table:table-cell table:style-name="ce33"/>
          <table:table-cell table:style-name="ce16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15" table:formula="of:=DEC2BIN([.L61])" office:value-type="string" office:string-value="10000" calcext:value-type="string">
            <text:p>10000</text:p>
          </table:table-cell>
          <table:table-cell table:style-name="ce29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SHR</text:p>
          </table:table-cell>
          <table:table-cell table:style-name="ce19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15" table:formula="of:=DEC2BIN([.L62])" office:value-type="string" office:string-value="10001" calcext:value-type="string">
            <text:p>10001</text:p>
          </table:table-cell>
          <table:table-cell table:style-name="ce29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15" table:formula="of:=DEC2BIN([.L63])" office:value-type="string" office:string-value="10010" calcext:value-type="string">
            <text:p>10010</text:p>
          </table:table-cell>
          <table:table-cell table:style-name="ce29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10">
            <text:p>STACK</text:p>
          </table:table-cell>
          <table:table-cell table:style-name="ce19" office:value-type="string" calcext:value-type="string">
            <text:p>CALL</text:p>
          </table:table-cell>
          <table:table-cell table:style-name="ce19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15" table:formula="of:=DEC2BIN([.L64])" office:value-type="string" office:string-value="10011" calcext:value-type="string">
            <text:p>10011</text:p>
          </table:table-cell>
          <table:table-cell table:style-name="ce29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4"/>
          <table:table-cell table:style-name="ce33"/>
          <table:table-cell table:style-name="ce16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15" table:formula="of:=DEC2BIN([.L65])" office:value-type="string" office:string-value="10100" calcext:value-type="string">
            <text:p>10100</text:p>
          </table:table-cell>
          <table:table-cell table:style-name="ce29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RET</text:p>
          </table:table-cell>
          <table:table-cell table:style-name="ce19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15" table:formula="of:=DEC2BIN([.L66])" office:value-type="string" office:string-value="10101" calcext:value-type="string">
            <text:p>10101</text:p>
          </table:table-cell>
          <table:table-cell table:style-name="ce29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15" table:formula="of:=DEC2BIN([.L67])" office:value-type="string" office:string-value="10110" calcext:value-type="string">
            <text:p>10110</text:p>
          </table:table-cell>
          <table:table-cell table:style-name="ce29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PUSH</text:p>
          </table:table-cell>
          <table:table-cell table:style-name="ce19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2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15" table:formula="of:=DEC2BIN([.L68])" office:value-type="string" office:string-value="10111" calcext:value-type="string">
            <text:p>10111</text:p>
          </table:table-cell>
          <table:table-cell table:style-name="ce29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/>
          <table:table-cell table:style-name="ce19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2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35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15" table:formula="of:=DEC2BIN([.L69])" office:value-type="string" office:string-value="11000" calcext:value-type="string">
            <text:p>11000</text:p>
          </table:table-cell>
          <table:table-cell table:style-name="ce29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9"/>
          <table:table-cell table:style-name="ce19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2" office:value-type="string" calcext:value-type="string">
            <text:p>0000_0101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15" table:formula="of:=DEC2BIN([.L70])" office:value-type="string" office:string-value="11001" calcext:value-type="string">
            <text:p>11001</text:p>
          </table:table-cell>
          <table:table-cell table:style-name="ce29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"/>
          <table:table-cell table:style-name="ce1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15" table:formula="of:=DEC2BIN([.L71])" office:value-type="string" office:string-value="11010" calcext:value-type="string">
            <text:p>11010</text:p>
          </table:table-cell>
          <table:table-cell table:style-name="ce29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16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15" table:formula="of:=DEC2BIN([.L72])" office:value-type="string" office:string-value="11011" calcext:value-type="string">
            <text:p>11011</text:p>
          </table:table-cell>
          <table:table-cell table:style-name="ce30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19" office:value-type="string" calcext:value-type="string">
            <text:p>POP</text:p>
          </table:table-cell>
          <table:table-cell table:style-name="ce19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2" office:value-type="string" calcext:value-type="string">
            <text:p>0000_0110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5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15" table:formula="of:=DEC2BIN([.L73])" office:value-type="string" office:string-value="11100" calcext:value-type="string">
            <text:p>11100</text:p>
          </table:table-cell>
          <table:table-cell table:style-name="ce30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6"/>
          <table:table-cell table:style-name="ce34"/>
          <table:table-cell table:style-name="ce4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15" table:formula="of:=DEC2BIN([.L74])" office:value-type="string" office:string-value="11101" calcext:value-type="string">
            <text:p>11101</text:p>
          </table:table-cell>
          <table:table-cell table:style-name="ce30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1" table:number-rows-spanned="15">
            <text:p>JMP</text:p>
          </table:table-cell>
          <table:table-cell table:style-name="ce19" office:value-type="string" calcext:value-type="string">
            <text:p>JMP</text:p>
          </table:table-cell>
          <table:table-cell table:style-name="ce19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15" table:formula="of:=DEC2BIN([.L75])" office:value-type="string" office:string-value="11110" calcext:value-type="string">
            <text:p>11110</text:p>
          </table:table-cell>
          <table:table-cell table:style-name="ce30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15" table:formula="of:=DEC2BIN([.L76])" office:value-type="string" office:string-value="11111" calcext:value-type="string">
            <text:p>11111</text:p>
          </table:table-cell>
          <table:table-cell table:style-name="ce30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AZ</text:p>
          </table:table-cell>
          <table:table-cell table:style-name="ce19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15" table:formula="of:=DEC2BIN([.L77])" office:value-type="string" office:string-value="100000" calcext:value-type="string">
            <text:p>100000</text:p>
          </table:table-cell>
          <table:table-cell table:style-name="ce30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15" table:formula="of:=DEC2BIN([.L78])" office:value-type="string" office:string-value="100001" calcext:value-type="string">
            <text:p>100001</text:p>
          </table:table-cell>
          <table:table-cell table:style-name="ce30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LZ</text:p>
          </table:table-cell>
          <table:table-cell table:style-name="ce19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15" table:formula="of:=DEC2BIN([.L79])" office:value-type="string" office:string-value="100010" calcext:value-type="string">
            <text:p>100010</text:p>
          </table:table-cell>
          <table:table-cell table:style-name="ce30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15" table:formula="of:=DEC2BIN([.L80])" office:value-type="string" office:string-value="100011" calcext:value-type="string">
            <text:p>1000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GZ</text:p>
          </table:table-cell>
          <table:table-cell table:style-name="ce19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15" table:formula="of:=DEC2BIN([.L81])" office:value-type="string" office:string-value="100100" calcext:value-type="string">
            <text:p>10010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15" table:formula="of:=DEC2BIN([.L82])" office:value-type="string" office:string-value="100101" calcext:value-type="string">
            <text:p>1001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SC</text:p>
          </table:table-cell>
          <table:table-cell table:style-name="ce19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15" table:formula="of:=DEC2BIN([.L83])" office:value-type="string" office:string-value="100110" calcext:value-type="string">
            <text:p>1001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15" table:formula="of:=DEC2BIN([.L84])" office:value-type="string" office:string-value="100111" calcext:value-type="string">
            <text:p>10011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UC</text:p>
          </table:table-cell>
          <table:table-cell table:style-name="ce19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15" table:formula="of:=DEC2BIN([.L85])" office:value-type="string" office:string-value="101000" calcext:value-type="string">
            <text:p>10100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15" table:formula="of:=DEC2BIN([.L86])" office:value-type="string" office:string-value="101001" calcext:value-type="string">
            <text:p>10100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CT</text:p>
          </table:table-cell>
          <table:table-cell table:style-name="ce19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15" table:formula="of:=DEC2BIN([.L87])" office:value-type="string" office:string-value="101010" calcext:value-type="string">
            <text:p>10101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16" table:number-columns-repeated="4"/>
          <table:table-cell table:style-name="ce33" table:number-columns-repeated="2"/>
          <table:table-cell table:style-name="ce16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1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19" office:value-type="string" calcext:value-type="string">
            <text:p>JCF</text:p>
          </table:table-cell>
          <table:table-cell table:style-name="ce19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1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1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NOP</text:p>
          </table:table-cell>
          <table:table-cell table:style-name="ce19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1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1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1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1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1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1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1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1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1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1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1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1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1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1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1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1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1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1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1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ram[adr] = sayi</text:p>
          </table:table-cell>
          <table:table-cell table:style-name="ce1" office:value-type="string" calcext:value-type="string">
            <text:p>STR @adr,sayi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CMP</text:p>
          </table:table-cell>
          <table:table-cell table:style-name="ce1"/>
          <table:table-cell table:style-name="ce1" office:value-type="string" calcext:value-type="string">
            <text:p>if(rx == ram[ry + adr]) setFlag()</text:p>
          </table:table-cell>
          <table:table-cell table:style-name="ce1" office:value-type="string" calcext:value-type="string">
            <text:p>CMP rx,@adr + ry</text:p>
          </table:table-cell>
          <table:table-cell table:style-name="ce1" office:value-type="string" calcext:value-type="string">
            <text:p>0001_1000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AND</text:p>
          </table:table-cell>
          <table:table-cell table:style-name="ce1"/>
          <table:table-cell table:style-name="ce1" office:value-type="string" calcext:value-type="string">
            <text:p>Rx = rx &amp; sayi</text:p>
          </table:table-cell>
          <table:table-cell table:number-columns-repeated="7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table:style-name="ce20" office:value-type="string" calcext:value-type="string">
            <text:p>ADD rx,ry,rz</text:p>
          </table:table-cell>
          <table:table-cell table:style-name="ce20" table:number-columns-repeated="4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CCF</text:p>
          </table:table-cell>
          <table:table-cell table:style-name="ce20"/>
          <table:table-cell table:style-name="ce20" office:value-type="string" calcext:value-type="string">
            <text:p>CarryFlag = 0</text:p>
          </table:table-cell>
          <table:table-cell table:style-name="ce20" office:value-type="string" calcext:value-type="string">
            <text:p>CCF</text:p>
          </table:table-cell>
          <table:table-cell table:style-name="ce20" office:value-type="string" calcext:value-type="string">
            <text:p>0000_1100</text:p>
          </table:table-cell>
          <table:table-cell table:style-name="ce20"/>
          <table:table-cell table:style-name="ce20" office:value-type="string" calcext:value-type="string">
            <text:p>MOV flag,0x10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TOP</text:p>
          </table:table-cell>
          <table:table-cell table:style-name="ce20"/>
          <table:table-cell table:style-name="ce20" office:value-type="string" calcext:value-type="string">
            <text:p>Rx = stack[sp]</text:p>
          </table:table-cell>
          <table:table-cell table:style-name="ce20" office:value-type="string" calcext:value-type="string">
            <text:p>TOP rx</text:p>
          </table:table-cell>
          <table:table-cell table:style-name="ce20" office:value-type="string" calcext:value-type="string">
            <text:p>0000_1101</text:p>
          </table:table-cell>
          <table:table-cell table:style-name="ce20" office:value-type="string" calcext:value-type="string">
            <text:p>MOV rx,Stack kullan</text:p>
          </table:table-cell>
          <table:table-cell table:style-name="ce20" office:value-type="string" calcext:value-type="string">
            <text:p>Rx = ram[stackPointer]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sayi] = stack[sp]</text:p>
          </table:table-cell>
          <table:table-cell table:style-name="ce20" office:value-type="string" calcext:value-type="string">
            <text:p>TOP @sayi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] = stack[sp]</text:p>
          </table:table-cell>
          <table:table-cell table:style-name="ce20" office:value-type="string" calcext:value-type="string">
            <text:p>TOP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 + rx] = stack[sp]</text:p>
          </table:table-cell>
          <table:table-cell table:style-name="ce20" office:value-type="string" calcext:value-type="string">
            <text:p>TOP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INC</text:p>
          </table:table-cell>
          <table:table-cell table:style-name="ce20"/>
          <table:table-cell table:style-name="ce20" office:value-type="string" calcext:value-type="string">
            <text:p>Rx++;</text:p>
          </table:table-cell>
          <table:table-cell table:style-name="ce20" office:value-type="string" calcext:value-type="string">
            <text:p>INC rx</text:p>
          </table:table-cell>
          <table:table-cell table:style-name="ce20" office:value-type="string" calcext:value-type="string">
            <text:p>ADD r0,1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INC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DEC</text:p>
          </table:table-cell>
          <table:table-cell table:style-name="ce20"/>
          <table:table-cell table:style-name="ce20" office:value-type="string" calcext:value-type="string">
            <text:p>Rx--;</text:p>
          </table:table-cell>
          <table:table-cell table:style-name="ce20" office:value-type="string" calcext:value-type="string">
            <text:p>DEC rx</text:p>
          </table:table-cell>
          <table:table-cell table:style-name="ce20" office:value-type="string" calcext:value-type="string">
            <text:p>SUB r0,1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>
            <text:p>DEC @adr + rx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carry</text:p>
          </table:table-cell>
          <table:table-cell table:style-name="ce20" office:value-type="string" calcext:value-type="string">
            <text:p>ADC rx</text:p>
          </table:table-cell>
          <table:table-cell table:style-name="ce20" office:value-type="string" calcext:value-type="string">
            <text:p>0001_0000</text:p>
          </table:table-cell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SUBC</text:p>
          </table:table-cell>
          <table:table-cell table:style-name="ce20" table:number-columns-repeated="4"/>
          <table:table-cell table:number-columns-repeated="5"/>
          <table:table-cell table:style-name="ce1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15"/>
          <table:table-cell table:number-columns-repeated="7"/>
        </table:table-row>
        <table:table-row table:style-name="ro1">
          <table:table-cell table:number-columns-repeated="12"/>
          <table:table-cell table:style-name="ce1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09:28:07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8-30T16:30:18.618000000</dc:date>
    <meta:editing-duration>P1DT17H19M56S</meta:editing-duration>
    <meta:editing-cycles>37</meta:editing-cycles>
    <meta:generator>LibreOffice/24.2.4.2$Windows_X86_64 LibreOffice_project/51a6219feb6075d9a4c46691dcfe0cd9c4fff3c2</meta:generator>
    <meta:document-statistic meta:table-count="1" meta:cell-count="680" meta:object-count="0"/>
  </office:meta>
</office:document-meta>
</file>